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lPrincipalReport.init( DavResource resource , ReportInfo in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clPrincipalRepor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